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Softwares to be installed on Dev_Honeyw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Hadoop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Hive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Spark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Tajo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Kakfa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Flume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LogStash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string" calcext:value-type="string">
            <text:p>Zeppelin/Jupiter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ser creation Linux</text:p>
          </table:table-cell>
        </table:table-row>
        <table:table-row table:style-name="ro1"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passw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doopu</text:p>
          </table:table-cell>
          <table:table-cell office:value-type="string" calcext:value-type="string">
            <text:p>Lockargil23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5:29:45.840464082</meta:creation-date>
    <dc:date>2017-01-02T15:32:52.540562154</dc:date>
    <meta:editing-duration>PT3M7S</meta:editing-duration>
    <meta:editing-cycles>2</meta:editing-cycles>
    <meta:generator>LibreOffice/5.1.4.2$Linux_X86_64 LibreOffice_project/10m0$Build-2</meta:generator>
    <meta:document-statistic meta:table-count="1" meta:cell-count="34" meta:object-count="0"/>
  </office:meta>
</office:document-meta>
</file>